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.499cm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fo:font-style="normal" style:font-size-asian="24pt" style:font-style-asian="normal" style:font-size-complex="24pt" style:font-style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2">[establecimiento.Nombre]<text:line-break/><text:span text:style-name="T3">[organizacion.Direccion] [organizacion.Ciudad]<text:line-break/>[organizacion.Telefono]</text:span></text:p>
            <text:p text:style-name="P5"/>
            <text:p text:style-name="P6">C.A.B.A, [var..now;frm='dd'] de [var..now;frm='mm'] de [var..now;frm='yyyy']</text:p>
            <text:p text:style-name="P2"><text:span text:style-name="T1"><text:line-break/></text:span><text:span text:style-name="T2">[informe.Nombre]</text:span></text:p>
            <text:p text:style-name="P3"><text:line-break/><text:tab/>Por medio de la presente dejo CONSTANCIA que el profesor [docente.Apellido] [docente.Nombre] asistio a [variable.evento] el día [variable.dia] de [variable.mes] de [variable.anio] <text:line-break/><text:tab/>Se extiende la presente para ser presentada ante [variable.lugar] en la Ciudad Autónoma de Buenos Aires, a los [var..now;frm='dd'] <text:s/>días del mes [var..now;frm='mm'] de [var..now;frm='yyyy'] <text:s text:c="2"/><text:line-break/></text:p>
          </table:table-cell>
        </table:table-row>
      </table:table>
      <text:p text:style-name="P1"><text:line-break/></text:p>
      <text:p text:style-name="P4"><text:line-break/><text:line-break/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A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7-10-17T15:49:44</meta:creation-date>
    <dc:date>2009-05-18T16:30:53</dc:date>
    <dc:language>es-AR</dc:language>
    <meta:editing-cycles>15</meta:editing-cycles>
    <meta:editing-duration>PT01H43M13S</meta:editing-duration>
    <meta:document-statistic meta:table-count="1" meta:image-count="0" meta:object-count="0" meta:page-count="1" meta:paragraph-count="6" meta:word-count="58" meta:character-count="568"/>
    <meta:user-defined meta:name="Info 1"/>
    <meta:user-defined meta:name="Info 2"/>
    <meta:user-defined meta:name="Info 3"/>
    <meta:user-defined meta:name="Info 4"/>
  </office:meta>
</office:document-meta>
</file>